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6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5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eWriterTest.test_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3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6_long_brow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3_long_brows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6_long_brows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3_long_brow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WriterTest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4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WriterTest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